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master-page-name="First_20_Page">
      <style:paragraph-properties fo:text-align="center" style:justify-single-word="false" style:page-number="auto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top="0cm" fo:margin-bottom="0.423cm" style:contextual-spacing="false" fo:line-height="100%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style:font-name-asian="Times New Roman1" style:font-name-complex="Times New Roman1"/>
    </style:style>
    <style:style style:name="P12" style:family="paragraph" style:parent-style-name="Standard">
      <style:paragraph-properties fo:margin-top="0cm" fo:margin-bottom="0cm" style:contextual-spacing="false" fo:line-height="100%" fo:text-align="end" style:justify-single-word="false"/>
    </style:style>
    <style:style style:name="P13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5" style:family="paragraph" style:parent-style-name="Standard">
      <style:paragraph-properties fo:line-height="150%" fo:text-align="center" style:justify-single-word="false"/>
    </style:style>
    <style:style style:name="P16" style:family="paragraph" style:parent-style-name="Standard">
      <style:paragraph-properties fo:margin-top="0cm" fo:margin-bottom="0.282cm" style:contextual-spacing="false" fo:line-height="150%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7" style:family="text">
      <style:text-properties fo:color="#000000" loext:opacity="100%" style:font-name="Times New Roman" fo:font-size="14pt" officeooo:rsid="000a2d90" style:font-name-asian="Times New Roman1" style:font-size-asian="14pt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Московский Авиационный Институт</text:span></text:p>
      <text:p text:style-name="P2"><text:span text:style-name="T1">(Национальный Исследовательский Университет)</text:span></text:p>
      <text:p text:style-name="P4"/>
      <text:p text:style-name="P2"><text:span text:style-name="T1">Факультет информационных технологий и прикладной математики</text:span></text:p>
      <text:p text:style-name="P2"><text:span text:style-name="T1">Кафедра вычислительной математики и программирования</text:span></text:p>
      <text:p text:style-name="P6"/>
      <text:p text:style-name="P6"/>
      <text:p text:style-name="P2"><text:span text:style-name="T2">Лабораторная работа №1 по курсу</text:span><text:span text:style-name="T3"> </text:span></text:p>
      <text:p text:style-name="P2"><text:span text:style-name="T3">«Операционные системы»</text:span></text:p>
      <text:p text:style-name="Standard"><text:span text:style-name="T2"><text:tab/></text:span></text:p>
      <text:p text:style-name="P2"><text:span text:style-name="T3">УПРАВЛЕНИЕ ПРОЦЕССАМИ В ОС И ОБМЕН ДАННЫМИ МЕЖДУ НИМИ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<text:span text:style-name="T6">Студент: </text:span><text:span text:style-name="T7">Драновский И. Д.</text:span></text:p>
      <text:p text:style-name="P13"><text:span text:style-name="T6">Группа: М8О–212Б–22</text:span></text:p>
      <text:p text:style-name="P13"><text:span text:style-name="T6">Вариант: </text:span><text:span text:style-name="T7">6</text:span></text:p>
      <text:p text:style-name="P12"><text:span text:style-name="T6">Преподаватель: Соколов Андрей Алексеевич</text:span></text:p>
      <text:p text:style-name="P12"><text:span text:style-name="T6">Оценка: __________ </text:span></text:p>
      <text:p text:style-name="P12"><text:span text:style-name="T6">Дата: __________</text:span></text:p>
      <text:p text:style-name="P12"><text:span text:style-name="T6">Подпись: __________</text:span></text:p>
      <text:p text:style-name="P10"/>
      <text:p text:style-name="P11"/>
      <text:p text:style-name="P11"/>
      <text:p text:style-name="P14"><text:span text:style-name="T6">Москва, 2023.</text:span></text:p>
      <text:p text:style-name="P2"><text:bookmark-start text:name="__RefHeading__738_2004454639"/><text:soft-page-break/><text:span text:style-name="T2">Цель работы</text:span><text:bookmark-end text:name="__RefHeading__738_2004454639"/></text:p>
      <text:p text:style-name="Standard"><text:span text:style-name="T1"><text:tab/>Приобретение практических навыков диагностики работы программного обеспечения.</text:span></text:p>
      <text:p text:style-name="P2"><text:bookmark-start text:name="__RefHeading__740_2004454639"/><text:bookmark text:name="Bookmark1"/><text:span text:style-name="T2">Постановка задачи</text:span><text:bookmark-end text:name="__RefHeading__740_2004454639"/></text:p>
      <text:p text:style-name="Standard"><text:span text:style-name="T1"><text:tab/>При выполнении лабораторных работ по курсу ОС необходимо продемонстрировать ключевые системные вызовы, которые в них используются и то, что их использование соответствует варианту ЛР.</text:span></text:p>
      <text:p text:style-name="Standard"><text:span text:style-name="T1"><text:tab/>По итогам выполнения всех лабораторных работ отчет по данной ЛР должен содержать краткую сводку по исследованию написанных программ.</text:span></text:p>
      <text:p text:style-name="P2"><text:bookmark-start text:name="__RefHeading__744_2004454639"/><text:bookmark text:name="Bookmark3"/><text:span text:style-name="T2">Общие сведения о программе</text:span><text:bookmark-end text:name="__RefHeading__744_2004454639"/></text:p>
      <text:p text:style-name="Standard"><text:span text:style-name="T1">Strace - это утилита для отслеживания системных вызовов и сигналов, которые исполняет процесс. Она позволяет наблюдать взаимодействие процесса с операционной системой, что может быть полезным для отладки, анализа производительности и выявления проблем. Основные возможности strace включают в себя вывод информации о системных вызовах, сигналах, изменениях регистров, а также печать времени выполнения каждого системного вызова.</text:span></text:p>
      <text:p text:style-name="P5"/>
      <text:p text:style-name="P2"><text:span text:style-name="T2">Пример использования </text:span><text:span text:style-name="T4">strace</text:span></text:p>
      <text:p text:style-name="Standard"><text:span text:style-name="T1">Действие утилиты продемонстрировано на примере лабораторной работы №1:<text:line-break/>yohn@yohnpc:~/labs/os_lab_1$ g++ parent.cpp -o go</text:span></text:p>
      <text:p text:style-name="Standard"><text:span text:style-name="T1">yohn@yohnpc:~/labs/os_lab_1$ strace ./go</text:span></text:p>
      <text:p text:style-name="Standard"><text:span text:style-name="T1">execve("./go", ["./go"], 0x7ffed587fcc0 /* 55 vars */) = 0</text:span></text:p>
      <text:p text:style-name="Standard"><text:span text:style-name="T1">brk(NULL) <text:s text:c="30"/>= 0x555e06f08000</text:span></text:p>
      <text:p text:style-name="Standard"><text:span text:style-name="T1">arch_prctl(0x3001 /* ARCH_??? */, 0x7ffec3297d90) = -1 EINVAL (Недопустимый аргумент)</text:span></text:p>
      <text:p text:style-name="Standard"><text:span text:style-name="T1">mmap(NULL, 8192, PROT_READ|PROT_WRITE, MAP_PRIVATE|MAP_ANONYMOUS, -1, 0) = 0x7f8b68dd1000</text:span></text:p>
      <text:p text:style-name="Standard"><text:span text:style-name="T1">access("/etc/ld.so.preload", R_OK) <text:s text:c="5"/>= -1 ENOENT (Нет такого файла или каталога)</text:span></text:p>
      <text:p text:style-name="Standard"><text:span text:style-name="T1">openat(AT_FDCWD, "/etc/ld.so.cache", O_RDONLY|O_CLOEXEC) = 3</text:span></text:p>
      <text:p text:style-name="Standard"><text:span text:style-name="T1">newfstatat(3, "", {st_mode=S_IFREG|0644, st_size=64591, ...}, AT_EMPTY_PATH) = 0</text:span></text:p>
      <text:p text:style-name="Standard"><text:soft-page-break/><text:span text:style-name="T1">mmap(NULL, 64591, PROT_READ, MAP_PRIVATE, 3, 0) = 0x7f8b68dc1000</text:span></text:p>
      <text:p text:style-name="Standard"><text:span text:style-name="T1">close(3) <text:s text:c="31"/>= 0</text:span></text:p>
      <text:p text:style-name="Standard"><text:span text:style-name="T1">openat(AT_FDCWD, "/lib/x86_64-linux-gnu/libstdc++.so.6", O_RDONLY|O_CLOEXEC) = 3</text:span></text:p>
      <text:p text:style-name="Standard"><text:span text:style-name="T1">read(3, "\177ELF\2\1\1\3\0\0\0\0\0\0\0\0\3\0&gt;\0\1\0\0\0\0\0\0\0\0\0\0\0"..., 832) = 832</text:span></text:p>
      <text:p text:style-name="Standard"><text:span text:style-name="T1">newfstatat(3, "", {st_mode=S_IFREG|0644, st_size=2260296, ...}, AT_EMPTY_PATH) = 0</text:span></text:p>
      <text:p text:style-name="Standard"><text:span text:style-name="T1">mmap(NULL, 2275520, PROT_READ, MAP_PRIVATE|MAP_DENYWRITE, 3, 0) = 0x7f8b68a00000</text:span></text:p>
      <text:p text:style-name="Standard"><text:span text:style-name="T1">mprotect(0x7f8b68a9a000, 1576960, PROT_NONE) = 0</text:span></text:p>
      <text:p text:style-name="Standard"><text:span text:style-name="T1">mmap(0x7f8b68a9a000, 1118208, PROT_READ|PROT_EXEC, MAP_PRIVATE|MAP_FIXED|MAP_DENYWRITE, 3, 0x9a000) = 0x7f8b68a9a000</text:span></text:p>
      <text:p text:style-name="Standard"><text:span text:style-name="T1">mmap(0x7f8b68bab000, 454656, PROT_READ, MAP_PRIVATE|MAP_FIXED|MAP_DENYWRITE, 3, 0x1ab000) = 0x7f8b68bab000</text:span></text:p>
      <text:p text:style-name="Standard"><text:span text:style-name="T1">mmap(0x7f8b68c1b000, 57344, PROT_READ|PROT_WRITE, MAP_PRIVATE|MAP_FIXED|MAP_DENYWRITE, 3, 0x21a000) = 0x7f8b68c1b000</text:span></text:p>
      <text:p text:style-name="Standard"><text:span text:style-name="T1">mmap(0x7f8b68c29000, 10432, PROT_READ|PROT_WRITE, MAP_PRIVATE|MAP_FIXED|MAP_ANONYMOUS, -1, 0) = 0x7f8b68c29000</text:span></text:p>
      <text:p text:style-name="Standard"><text:span text:style-name="T1">close(3) <text:s text:c="31"/>= 0</text:span></text:p>
      <text:p text:style-name="Standard"><text:span text:style-name="T1">openat(AT_FDCWD, "/lib/x86_64-linux-gnu/libgcc_s.so.1", O_RDONLY|O_CLOEXEC) = 3</text:span></text:p>
      <text:p text:style-name="Standard"><text:span text:style-name="T1">read(3, "\177ELF\2\1\1\0\0\0\0\0\0\0\0\0\3\0&gt;\0\1\0\0\0\0\0\0\0\0\0\0\0"..., 832) = 832</text:span></text:p>
      <text:p text:style-name="Standard"><text:span text:style-name="T1">newfstatat(3, "", {st_mode=S_IFREG|0644, st_size=125488, ...}, AT_EMPTY_PATH) = 0</text:span></text:p>
      <text:p text:style-name="Standard"><text:span text:style-name="T1">mmap(NULL, 127720, PROT_READ, MAP_PRIVATE|MAP_DENYWRITE, 3, 0) = 0x7f8b68da1000</text:span></text:p>
      <text:p text:style-name="Standard"><text:span text:style-name="T1">mmap(0x7f8b68da4000, 94208, PROT_READ|PROT_EXEC, MAP_PRIVATE|MAP_FIXED|MAP_DENYWRITE, 3, 0x3000) = 0x7f8b68da4000</text:span></text:p>
      <text:p text:style-name="Standard"><text:span text:style-name="T1">mmap(0x7f8b68dbb000, 16384, PROT_READ, MAP_PRIVATE|MAP_FIXED|MAP_DENYWRITE, 3, 0x1a000) = 0x7f8b68dbb000</text:span></text:p>
      <text:p text:style-name="Standard"><text:soft-page-break/><text:span text:style-name="T1">mmap(0x7f8b68dbf000, 8192, PROT_READ|PROT_WRITE, MAP_PRIVATE|MAP_FIXED|MAP_DENYWRITE, 3, 0x1d000) = 0x7f8b68dbf000</text:span></text:p>
      <text:p text:style-name="Standard"><text:span text:style-name="T1">close(3) <text:s text:c="31"/>= 0</text:span></text:p>
      <text:p text:style-name="Standard"><text:span text:style-name="T1">openat(AT_FDCWD, "/lib/x86_64-linux-gnu/libc.so.6", O_RDONLY|O_CLOEXEC) = 3</text:span></text:p>
      <text:p text:style-name="Standard"><text:span text:style-name="T1">read(3, "\177ELF\2\1\1\3\0\0\0\0\0\0\0\0\3\0&gt;\0\1\0\0\0P\237\2\0\0\0\0\0"..., 832) = 832</text:span></text:p>
      <text:p text:style-name="Standard"><text:span text:style-name="T1">pread64(3, "\6\0\0\0\4\0\0\0@\0\0\0\0\0\0\0@\0\0\0\0\0\0\0@\0\0\0\0\0\0\0"..., 784, 64) = 784</text:span></text:p>
      <text:p text:style-name="Standard"><text:span text:style-name="T1">pread64(3, "\4\0\0\0 \0\0\0\5\0\0\0GNU\0\2\0\0\300\4\0\0\0\3\0\0\0\0\0\0\0"..., 48, 848) = 48</text:span></text:p>
      <text:p text:style-name="Standard"><text:span text:style-name="T1">pread64(3, "\4\0\0\0\24\0\0\0\3\0\0\0GNU\0 =\340\2563\265?\356\25x\261\27\313A#\350"..., 68, 896) = 68</text:span></text:p>
      <text:p text:style-name="Standard"><text:span text:style-name="T1">newfstatat(3, "", {st_mode=S_IFREG|0755, st_size=2216304, ...}, AT_EMPTY_PATH) = 0</text:span></text:p>
      <text:p text:style-name="Standard"><text:span text:style-name="T1">pread64(3, "\6\0\0\0\4\0\0\0@\0\0\0\0\0\0\0@\0\0\0\0\0\0\0@\0\0\0\0\0\0\0"..., 784, 64) = 784</text:span></text:p>
      <text:p text:style-name="Standard"><text:span text:style-name="T1">mmap(NULL, 2260560, PROT_READ, MAP_PRIVATE|MAP_DENYWRITE, 3, 0) = 0x7f8b68600000</text:span></text:p>
      <text:p text:style-name="Standard"><text:span text:style-name="T1">mmap(0x7f8b68628000, 1658880, PROT_READ|PROT_EXEC, MAP_PRIVATE|MAP_FIXED|MAP_DENYWRITE, 3, 0x28000) = 0x7f8b68628000</text:span></text:p>
      <text:p text:style-name="Standard"><text:span text:style-name="T1">mmap(0x7f8b687bd000, 360448, PROT_READ, MAP_PRIVATE|MAP_FIXED|MAP_DENYWRITE, 3, 0x1bd000) = 0x7f8b687bd000</text:span></text:p>
      <text:p text:style-name="Standard"><text:span text:style-name="T1">mmap(0x7f8b68815000, 24576, PROT_READ|PROT_WRITE, MAP_PRIVATE|MAP_FIXED|MAP_DENYWRITE, 3, 0x214000) = 0x7f8b68815000</text:span></text:p>
      <text:p text:style-name="Standard"><text:span text:style-name="T1">mmap(0x7f8b6881b000, 52816, PROT_READ|PROT_WRITE, MAP_PRIVATE|MAP_FIXED|MAP_ANONYMOUS, -1, 0) = 0x7f8b6881b000</text:span></text:p>
      <text:p text:style-name="Standard"><text:span text:style-name="T1">close(3) <text:s text:c="31"/>= 0</text:span></text:p>
      <text:p text:style-name="Standard"><text:span text:style-name="T1">openat(AT_FDCWD, "/lib/x86_64-linux-gnu/libm.so.6", O_RDONLY|O_CLOEXEC) = 3</text:span></text:p>
      <text:p text:style-name="Standard"><text:span text:style-name="T1">read(3, "\177ELF\2\1\1\3\0\0\0\0\0\0\0\0\3\0&gt;\0\1\0\0\0\0\0\0\0\0\0\0\0"..., 832) = 832</text:span></text:p>
      <text:p text:style-name="Standard"><text:span text:style-name="T1">newfstatat(3, "", {st_mode=S_IFREG|0644, st_size=940560, ...}, AT_EMPTY_PATH) = 0</text:span></text:p>
      <text:p text:style-name="Standard"><text:soft-page-break/><text:span text:style-name="T1">mmap(NULL, 942344, PROT_READ, MAP_PRIVATE|MAP_DENYWRITE, 3, 0) = 0x7f8b68cba000</text:span></text:p>
      <text:p text:style-name="Standard"><text:span text:style-name="T1">mmap(0x7f8b68cc8000, 507904, PROT_READ|PROT_EXEC, MAP_PRIVATE|MAP_FIXED|MAP_DENYWRITE, 3, 0xe000) = 0x7f8b68cc8000</text:span></text:p>
      <text:p text:style-name="Standard"><text:span text:style-name="T1">mmap(0x7f8b68d44000, 372736, PROT_READ, MAP_PRIVATE|MAP_FIXED|MAP_DENYWRITE, 3, 0x8a000) = 0x7f8b68d44000</text:span></text:p>
      <text:p text:style-name="Standard"><text:span text:style-name="T1">mmap(0x7f8b68d9f000, 8192, PROT_READ|PROT_WRITE, MAP_PRIVATE|MAP_FIXED|MAP_DENYWRITE, 3, 0xe4000) = 0x7f8b68d9f000</text:span></text:p>
      <text:p text:style-name="Standard"><text:span text:style-name="T1">close(3) <text:s text:c="31"/>= 0</text:span></text:p>
      <text:p text:style-name="Standard"><text:span text:style-name="T1">mmap(NULL, 8192, PROT_READ|PROT_WRITE, MAP_PRIVATE|MAP_ANONYMOUS, -1, 0) = 0x7f8b68cb8000</text:span></text:p>
      <text:p text:style-name="Standard"><text:span text:style-name="T1">arch_prctl(ARCH_SET_FS, 0x7f8b68cb93c0) = 0</text:span></text:p>
      <text:p text:style-name="Standard"><text:span text:style-name="T1">set_tid_address(0x7f8b68cb9690) <text:s text:c="8"/>= 9500</text:span></text:p>
      <text:p text:style-name="Standard"><text:span text:style-name="T1">set_robust_list(0x7f8b68cb96a0, 24) <text:s text:c="4"/>= 0</text:span></text:p>
      <text:p text:style-name="Standard"><text:span text:style-name="T1">rseq(0x7f8b68cb9d60, 0x20, 0, 0x53053053) = 0</text:span></text:p>
      <text:p text:style-name="Standard"><text:span text:style-name="T1">mprotect(0x7f8b68815000, 16384, PROT_READ) = 0</text:span></text:p>
      <text:p text:style-name="Standard"><text:span text:style-name="T1">mprotect(0x7f8b68d9f000, 4096, PROT_READ) = 0</text:span></text:p>
      <text:p text:style-name="Standard"><text:span text:style-name="T1">mprotect(0x7f8b68dbf000, 4096, PROT_READ) = 0</text:span></text:p>
      <text:p text:style-name="Standard"><text:span text:style-name="T1">mmap(NULL, 8192, PROT_READ|PROT_WRITE, MAP_PRIVATE|MAP_ANONYMOUS, -1, 0) = 0x7f8b68cb6000</text:span></text:p>
      <text:p text:style-name="Standard"><text:span text:style-name="T1">mprotect(0x7f8b68c1b000, 45056, PROT_READ) = 0</text:span></text:p>
      <text:p text:style-name="Standard"><text:span text:style-name="T1">mprotect(0x555e05b8d000, 4096, PROT_READ) = 0</text:span></text:p>
      <text:p text:style-name="Standard"><text:span text:style-name="T1">mprotect(0x7f8b68e0b000, 8192, PROT_READ) = 0</text:span></text:p>
      <text:p text:style-name="Standard"><text:span text:style-name="T1">prlimit64(0, RLIMIT_STACK, NULL, {rlim_cur=8192*1024, rlim_max=RLIM64_INFINITY}) = 0</text:span></text:p>
      <text:p text:style-name="Standard"><text:span text:style-name="T1">munmap(0x7f8b68dc1000, 64591) <text:s text:c="10"/>= 0</text:span></text:p>
      <text:p text:style-name="Standard"><text:span text:style-name="T1">getrandom("\xc2\x32\x4d\xb4\x74\x54\x7a\x55", 8, GRND_NONBLOCK) = 8</text:span></text:p>
      <text:p text:style-name="Standard"><text:span text:style-name="T1">brk(NULL) <text:s text:c="30"/>= 0x555e06f08000</text:span></text:p>
      <text:p text:style-name="Standard"><text:span text:style-name="T1">brk(0x555e06f29000) <text:s text:c="20"/>= 0x555e06f29000</text:span></text:p>
      <text:p text:style-name="Standard"><text:span text:style-name="T1">futex(0x7f8b68c2977c, FUTEX_WAKE_PRIVATE, 2147483647) = 0</text:span></text:p>
      <text:p text:style-name="Standard"><text:span text:style-name="T1">read(0, a</text:span></text:p>
      <text:p text:style-name="Standard"><text:soft-page-break/><text:span text:style-name="T1">"a", 1) <text:s text:c="24"/>= 1</text:span></text:p>
      <text:p text:style-name="Standard"><text:span text:style-name="T1">read(0, "\n", 1) <text:s text:c="23"/>= 1</text:span></text:p>
      <text:p text:style-name="Standard"><text:span text:style-name="T1">read(0, b</text:span></text:p>
      <text:p text:style-name="Standard"><text:span text:style-name="T1">"b", 1) <text:s text:c="24"/>= 1</text:span></text:p>
      <text:p text:style-name="Standard"><text:span text:style-name="T1">read(0, "\n", 1) <text:s text:c="23"/>= 1</text:span></text:p>
      <text:p text:style-name="Standard"><text:span text:style-name="T1">openat(AT_FDCWD, "/home/yohn/labs/os_lab_1/a", O_WRONLY|O_CREAT|O_TRUNC, 0777) = 3</text:span></text:p>
      <text:p text:style-name="Standard"><text:span text:style-name="T1">openat(AT_FDCWD, "/home/yohn/labs/os_lab_1/b", O_WRONLY|O_CREAT|O_TRUNC, 0777) = 4</text:span></text:p>
      <text:p text:style-name="Standard"><text:span text:style-name="T1">pipe2([5, 6], 0) <text:s text:c="23"/>= 0</text:span></text:p>
      <text:p text:style-name="Standard"><text:span text:style-name="T1">pipe2([7, 8], 0) <text:s text:c="23"/>= 0</text:span></text:p>
      <text:p text:style-name="Standard"><text:span text:style-name="T1">clone(child_stack=NULL, flags=CLONE_CHILD_CLEARTID|CLONE_CHILD_SETTID|SIGCHLD, child_tidptr=0x7f8b68cb9690) = 9512</text:span></text:p>
      <text:p text:style-name="Standard"><text:span text:style-name="T1">clone(child_stack=NULL, flags=CLONE_CHILD_CLEARTID|CLONE_CHILD_SETTID|SIGCHLD, child_tidptr=0x7f8b68cb9690) = 9513</text:span></text:p>
      <text:p text:style-name="Standard"><text:span text:style-name="T1">read(0, aaassd</text:span></text:p>
      <text:p text:style-name="Standard"><text:span text:style-name="T1">"a", 1) <text:s text:c="24"/>= 1</text:span></text:p>
      <text:p text:style-name="Standard"><text:span text:style-name="T1">read(0, "a", 1) <text:s text:c="24"/>= 1</text:span></text:p>
      <text:p text:style-name="Standard"><text:span text:style-name="T1">read(0, "a", 1) <text:s text:c="24"/>= 1</text:span></text:p>
      <text:p text:style-name="Standard"><text:span text:style-name="T1">read(0, "s", 1) <text:s text:c="24"/>= 1</text:span></text:p>
      <text:p text:style-name="Standard"><text:span text:style-name="T1">read(0, "s", 1) <text:s text:c="24"/>= 1</text:span></text:p>
      <text:p text:style-name="Standard"><text:span text:style-name="T1">read(0, "d", 1) <text:s text:c="24"/>= 1</text:span></text:p>
      <text:p text:style-name="Standard"><text:span text:style-name="T1">read(0, "\n", 1) <text:s text:c="23"/>= 1</text:span></text:p>
      <text:p text:style-name="Standard"><text:span text:style-name="T1">write(6, "aaassd", 6) <text:s text:c="18"/>= 6</text:span></text:p>
      <text:p text:style-name="Standard"><text:span text:style-name="T1">write(6, "\n", 1) <text:s text:c="22"/>= 1</text:span></text:p>
      <text:p text:style-name="Standard"><text:span text:style-name="T1">write(8, "\n", 1) <text:s text:c="22"/>= 1</text:span></text:p>
      <text:p text:style-name="Standard"><text:span text:style-name="T1">close(3) <text:s text:c="31"/>= 0</text:span></text:p>
      <text:p text:style-name="Standard"><text:span text:style-name="T1">close(4) <text:s text:c="31"/>= 0</text:span></text:p>
      <text:p text:style-name="Standard"><text:span text:style-name="T1">close(6) <text:s text:c="31"/>= 0</text:span></text:p>
      <text:p text:style-name="Standard"><text:span text:style-name="T1">close(5) <text:s text:c="31"/>= 0</text:span></text:p>
      <text:p text:style-name="Standard"><text:soft-page-break/><text:span text:style-name="T1">close(8) <text:s text:c="31"/>= 0</text:span></text:p>
      <text:p text:style-name="Standard"><text:span text:style-name="T1">close(7) <text:s text:c="31"/>= 0</text:span></text:p>
      <text:p text:style-name="Standard"><text:span text:style-name="T1">exit_group(0) <text:s text:c="26"/>= ?</text:span></text:p>
      <text:p text:style-name="Standard"><text:span text:style-name="T1">+++ exited with 0 +++</text:span></text:p>
      <text:p text:style-name="P5"/>
      <text:p text:style-name="P7"/>
      <text:p text:style-name="P7"/>
      <text:p text:style-name="P7"/>
      <text:p text:style-name="P7"/>
      <text:p text:style-name="P15"><text:span text:style-name="T2">Вывод</text:span></text:p>
      <text:p text:style-name="P16"><text:span text:style-name="T5">В ходе данной работы была изучена утилита strace, которая является удобным инструментом для отслеживания системных вызовов, используемых программой. Стоит заметить, что данная утилита выводит результат выполнения системных вызовов, что крайне полезно в процессе отладки программы. Данная утилита позволяет увидеть то, что происходит при запуске и выполнении программы с точки зрения операционной системы.</text:span><text:bookmark text:name="_GoBack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F" style:font-family-generic-asian="system" style:font-pitch-asian="variable" style:font-size-asian="11pt" style:language-asian="ru" style:country-asian="RU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language-asian="en" style:country-asian="US" style:font-weight-asian="bold" style:font-name-complex="F" style:font-family-generic-complex="system" style:font-pitch-complex="variable" style:font-size-complex="13pt" style:font-weight-complex="bold"/>
    </style:style>
    <style:style style:name="Заголовок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Заголовок1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class="index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auto-update="true" style:class="index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auto-update="true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auto-update="true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auto-update="true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auto-update="true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auto-update="true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auto-update="true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auto-update="true" style:class="index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Standard_20__28_user_29_" style:display-name="Standard (user)" style:family="paragraph">
      <style:paragraph-properties fo:margin-top="0cm" fo:margin-bottom="0.282cm" style:contextual-spacing="false" fo:line-height="103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tru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name-asian="F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name-asian="F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language-asian="ru" style:country-asian="RU" style:font-name-complex="F" style:font-family-generic-complex="system" style:font-pitch-complex="variable" style:font-size-complex="16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01T18:06:00</meta:creation-date>
    <meta:initial-creator>sindchess@gmail.com</meta:initial-creator>
    <dc:language>en-US</dc:language>
    <dc:date>2024-03-05T01:54:11.121460321</dc:date>
    <meta:editing-cycles>74</meta:editing-cycles>
    <meta:editing-duration>P1DT7H22M16S</meta:editing-duration>
    <meta:generator>LibreOffice/7.3.7.2$Linux_X86_64 LibreOffice_project/30$Build-2</meta:generator>
    <meta:document-statistic meta:table-count="0" meta:image-count="0" meta:object-count="0" meta:page-count="7" meta:paragraph-count="125" meta:word-count="782" meta:character-count="8409" meta:non-whitespace-character-count="6904"/>
    <meta:user-defined meta:name="AppVersion">15.0000</meta:user-defined>
    <meta:user-defined meta:name="Company">SPecialiST RePack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